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728aff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ff0000" draw:fill-color="#ff0000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0000ff" draw:fill-color="#0000ff" draw:textarea-vertical-align="middle" draw:auto-grow-height="false" fo:min-height="0.749cm" fo:min-width="0.499cm"/>
    </style:style>
    <style:style style:name="gr4" style:family="graphic" style:parent-style-name="objectwithoutfill">
      <style:graphic-properties svg:stroke-width="0.102cm" svg:stroke-color="#728aff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draw:marker-start="Arrow" draw:marker-start-width="0.279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tyle="italic" style:font-style-asian="italic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.631cm" svg:y1="2.75cm" svg:x2="6.769cm" svg:y2="2.75cm">
          <text:p text:style-name="P4"/>
        </draw:line>
        <draw:custom-shape draw:style-name="gr2" draw:text-style-name="P1" draw:layer="layout" svg:width="0.543cm" svg:height="0.543cm" svg:x="1.509cm" svg:y="2.78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6.326cm" svg:y="2.78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5.791cm" svg:y="2.78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5.256cm" svg:y="2.78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4.72cm" svg:y="2.78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4.185cm" svg:y="2.78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3.65cm" svg:y="2.78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3.115cm" svg:y="2.78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2.579cm" svg:y="2.78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2.044cm" svg:y="2.78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.509cm" svg:y="3.33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6.326cm" svg:y="3.33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5.791cm" svg:y="3.33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5.256cm" svg:y="3.33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4.72cm" svg:y="3.33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4.185cm" svg:y="3.33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3.65cm" svg:y="3.33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3.115cm" svg:y="3.33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2.579cm" svg:y="3.33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2.044cm" svg:y="3.33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.509cm" svg:y="3.86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6.326cm" svg:y="3.86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5.791cm" svg:y="3.86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5.256cm" svg:y="3.86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4.72cm" svg:y="3.86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4.185cm" svg:y="3.86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3.65cm" svg:y="3.86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3.115cm" svg:y="3.86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2.579cm" svg:y="3.86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2.044cm" svg:y="3.86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path draw:style-name="gr4" draw:text-style-name="P1" draw:layer="layout" svg:width="5.179cm" svg:height="2.059cm" svg:x="8.764cm" svg:y="2.68cm" svg:viewBox="0 0 5180 2060" svg:d="m0 20c613 20 641 20 641 20l260 204 241 448c0 0 167 388 158 347s185 430 185 430c0 0 121 305 112 285s195 224 195 224l399 82 436-20 418-62 380-224 307-551 158-408 204-428c0 0 251-327 251-347s835-20 835-20">
          <text:p text:style-name="P4"/>
        </draw:path>
        <draw:custom-shape draw:style-name="gr2" draw:text-style-name="P1" draw:layer="layout" svg:width="0.543cm" svg:height="0.543cm" svg:x="8.581cm" svg:y="2.76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12.228cm" svg:y="4.2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11.807cm" svg:y="4.60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11.276cm" svg:y="4.75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10.725cm" svg:y="4.77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10.189cm" svg:y="4.6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9.808cm" svg:y="4.30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9.589cm" svg:y="3.78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9.385cm" svg:y="3.29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9.116cm" svg:y="2.80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12.487cm" svg:y="3.78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12.7cm" svg:y="3.2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12.931cm" svg:y="2.81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43cm" svg:height="0.543cm" svg:x="13.474cm" svg:y="2.76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.509cm" svg:y="4.39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6.326cm" svg:y="4.39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5.791cm" svg:y="4.39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5.256cm" svg:y="4.39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4.72cm" svg:y="4.39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4.185cm" svg:y="4.39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3.65cm" svg:y="4.39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3.115cm" svg:y="4.39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2.579cm" svg:y="4.39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2.044cm" svg:y="4.39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.509cm" svg:y="4.92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6.326cm" svg:y="4.92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5.791cm" svg:y="4.92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5.256cm" svg:y="4.92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4.72cm" svg:y="4.92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4.185cm" svg:y="4.92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3.65cm" svg:y="4.92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3.115cm" svg:y="4.92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2.579cm" svg:y="4.92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2.044cm" svg:y="4.92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2.002cm" svg:y="5.10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1.467cm" svg:y="5.2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0.936cm" svg:y="5.27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0.413cm" svg:y="5.2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9.891cm" svg:y="5.16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9.524cm" svg:y="4.77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9.249cm" svg:y="4.30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9.045cm" svg:y="3.8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8.832cm" svg:y="3.2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2.433cm" svg:y="4.76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2.762cm" svg:y="4.33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3.019cm" svg:y="3.84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3.248cm" svg:y="3.32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.509cm" svg:y="5.4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6.326cm" svg:y="5.4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5.791cm" svg:y="5.4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5.256cm" svg:y="5.4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4.72cm" svg:y="5.4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4.185cm" svg:y="5.4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3.65cm" svg:y="5.4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3.115cm" svg:y="5.4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2.579cm" svg:y="5.4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2.044cm" svg:y="5.4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8.309cm" svg:y="3.2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3.746cm" svg:y="3.2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2.286cm" svg:y="5.56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1.751cm" svg:y="5.72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0.636cm" svg:y="5.7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0.113cm" svg:y="5.68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9.591cm" svg:y="5.6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9.224cm" svg:y="5.2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8.949cm" svg:y="4.7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8.745cm" svg:y="4.26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8.504cm" svg:y="3.77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2.717cm" svg:y="5.2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3.034cm" svg:y="4.77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3.303cm" svg:y="4.30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3.534cm" svg:y="3.79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1.195cm" svg:y="5.7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3" draw:layer="layout" svg:width="0.777cm" svg:height="0.806cm" svg:x="1.398cm" svg:y="2.657cm">
          <draw:text-box>
            <text:p text:style-name="P2"><text:span text:style-name="T1">1</text:span></text:p>
          </draw:text-box>
        </draw:frame>
        <draw:frame draw:style-name="gr5" draw:text-style-name="P3" draw:layer="layout" svg:width="0.777cm" svg:height="0.806cm" svg:x="1.927cm" svg:y="2.657cm">
          <draw:text-box>
            <text:p text:style-name="P2"><text:span text:style-name="T1">2</text:span></text:p>
          </draw:text-box>
        </draw:frame>
        <draw:frame draw:style-name="gr5" draw:text-style-name="P3" draw:layer="layout" svg:width="0.777cm" svg:height="0.806cm" svg:x="2.472cm" svg:y="2.657cm">
          <draw:text-box>
            <text:p text:style-name="P2"><text:span text:style-name="T1">3</text:span></text:p>
          </draw:text-box>
        </draw:frame>
        <draw:frame draw:style-name="gr5" draw:text-style-name="P3" draw:layer="layout" svg:width="0.777cm" svg:height="0.806cm" svg:x="3.015cm" svg:y="2.657cm">
          <draw:text-box>
            <text:p text:style-name="P2"><text:span text:style-name="T1">4</text:span></text:p>
          </draw:text-box>
        </draw:frame>
        <draw:frame draw:style-name="gr5" draw:text-style-name="P3" draw:layer="layout" svg:width="0.777cm" svg:height="0.806cm" svg:x="3.544cm" svg:y="2.657cm">
          <draw:text-box>
            <text:p text:style-name="P2"><text:span text:style-name="T1">5</text:span></text:p>
          </draw:text-box>
        </draw:frame>
        <draw:frame draw:style-name="gr5" draw:text-style-name="P3" draw:layer="layout" svg:width="0.777cm" svg:height="0.806cm" svg:x="4.103cm" svg:y="2.657cm">
          <draw:text-box>
            <text:p text:style-name="P2"><text:span text:style-name="T1">6</text:span></text:p>
          </draw:text-box>
        </draw:frame>
        <draw:frame draw:style-name="gr5" draw:text-style-name="P3" draw:layer="layout" svg:width="0.777cm" svg:height="0.806cm" svg:x="4.604cm" svg:y="2.657cm">
          <draw:text-box>
            <text:p text:style-name="P2"><text:span text:style-name="T1">7</text:span></text:p>
          </draw:text-box>
        </draw:frame>
        <draw:frame draw:style-name="gr5" draw:text-style-name="P3" draw:layer="layout" svg:width="0.777cm" svg:height="0.806cm" svg:x="5.161cm" svg:y="2.657cm">
          <draw:text-box>
            <text:p text:style-name="P2"><text:span text:style-name="T1">8</text:span></text:p>
          </draw:text-box>
        </draw:frame>
        <draw:frame draw:style-name="gr5" draw:text-style-name="P3" draw:layer="layout" svg:width="0.777cm" svg:height="0.806cm" svg:x="5.69cm" svg:y="2.657cm">
          <draw:text-box>
            <text:p text:style-name="P2"><text:span text:style-name="T1">9</text:span></text:p>
          </draw:text-box>
        </draw:frame>
        <draw:frame draw:style-name="gr5" draw:text-style-name="P3" draw:layer="layout" svg:width="1.057cm" svg:height="0.806cm" svg:x="6.077cm" svg:y="2.657cm">
          <draw:text-box>
            <text:p text:style-name="P2"><text:span text:style-name="T1">10</text:span></text:p>
          </draw:text-box>
        </draw:frame>
        <draw:custom-shape draw:style-name="gr2" draw:text-style-name="P1" draw:layer="layout" svg:width="0.543cm" svg:height="0.543cm" svg:x="1.517cm" svg:y="7.50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43cm" svg:height="0.543cm" svg:x="1.527cm" svg:y="8.3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3" draw:layer="layout" svg:width="14.117cm" svg:height="0.924cm" svg:x="2.454cm" svg:y="7.35cm">
          <draw:text-box>
            <text:p text:style-name="P4"><text:span text:style-name="T1">H</text:span><text:span text:style-name="T2">2</text:span><text:span text:style-name="T1">O molecules missing neighbors (lacking hydrogen bonding)</text:span></text:p>
          </draw:text-box>
        </draw:frame>
        <draw:frame draw:style-name="gr5" draw:text-style-name="P3" draw:layer="layout" svg:width="13.668cm" svg:height="0.924cm" svg:x="2.455cm" svg:y="8.25cm">
          <draw:text-box>
            <text:p text:style-name="P4"><text:span text:style-name="T1">H</text:span><text:span text:style-name="T2">2</text:span><text:span text:style-name="T1">O molecules with all neighbors (better hydrogen bonding)</text:span></text:p>
          </draw:text-box>
        </draw:frame>
        <draw:line draw:style-name="gr6" draw:text-style-name="P1" draw:layer="layout" svg:x1="1.608cm" svg:y1="2.304cm" svg:x2="6.787cm" svg:y2="2.289cm">
          <text:p text:style-name="P4"/>
        </draw:line>
        <draw:frame draw:style-name="gr5" draw:text-style-name="P5" draw:layer="layout" svg:width="0.853cm" svg:height="0.962cm" svg:x="3.678cm" svg:y="1.408cm">
          <draw:text-box>
            <text:p text:style-name="P4"><text:span text:style-name="T3">L</text:span></text:p>
          </draw:text-box>
        </draw:frame>
        <draw:line draw:style-name="gr6" draw:text-style-name="P1" draw:layer="layout" svg:x1="8.709cm" svg:y1="2.304cm" svg:x2="13.888cm" svg:y2="2.289cm">
          <text:p text:style-name="P4"/>
        </draw:line>
        <draw:frame draw:style-name="gr5" draw:text-style-name="P5" draw:layer="layout" svg:width="0.853cm" svg:height="0.962cm" svg:x="10.779cm" svg:y="1.408cm">
          <draw:text-box>
            <text:p text:style-name="P4"><text:span text:style-name="T3">L</text:span></text:p>
          </draw:text-box>
        </draw:frame>
        <draw:frame draw:style-name="gr5" draw:text-style-name="P3" draw:layer="layout" svg:width="0.777cm" svg:height="0.806cm" svg:x="8.469cm" svg:y="2.643cm">
          <draw:text-box>
            <text:p text:style-name="P2"><text:span text:style-name="T1">1</text:span></text:p>
          </draw:text-box>
        </draw:frame>
        <draw:frame draw:style-name="gr5" draw:text-style-name="P3" draw:layer="layout" svg:width="0.777cm" svg:height="0.806cm" svg:x="9.012cm" svg:y="2.659cm">
          <draw:text-box>
            <text:p text:style-name="P2"><text:span text:style-name="T1">2</text:span></text:p>
          </draw:text-box>
        </draw:frame>
        <draw:frame draw:style-name="gr5" draw:text-style-name="P3" draw:layer="layout" svg:width="0.777cm" svg:height="0.806cm" svg:x="9.301cm" svg:y="3.157cm">
          <draw:text-box>
            <text:p text:style-name="P2"><text:span text:style-name="T1">3</text:span></text:p>
          </draw:text-box>
        </draw:frame>
        <draw:frame draw:style-name="gr5" draw:text-style-name="P3" draw:layer="layout" svg:width="0.777cm" svg:height="0.806cm" svg:x="9.474cm" svg:y="3.631cm">
          <draw:text-box>
            <text:p text:style-name="P2"><text:span text:style-name="T1">4</text:span></text:p>
          </draw:text-box>
        </draw:frame>
        <draw:frame draw:style-name="gr5" draw:text-style-name="P3" draw:layer="layout" svg:width="0.777cm" svg:height="0.806cm" svg:x="9.733cm" svg:y="4.185cm">
          <draw:text-box>
            <text:p text:style-name="P2"><text:span text:style-name="T1">5</text:span></text:p>
          </draw:text-box>
        </draw:frame>
        <draw:frame draw:style-name="gr5" draw:text-style-name="P3" draw:layer="layout" svg:width="0.777cm" svg:height="0.806cm" svg:x="10.09cm" svg:y="4.555cm">
          <draw:text-box>
            <text:p text:style-name="P2"><text:span text:style-name="T1">6</text:span></text:p>
          </draw:text-box>
        </draw:frame>
        <draw:frame draw:style-name="gr5" draw:text-style-name="P3" draw:layer="layout" svg:width="0.777cm" svg:height="0.806cm" svg:x="10.631cm" svg:y="4.627cm">
          <draw:text-box>
            <text:p text:style-name="P2"><text:span text:style-name="T1">7</text:span></text:p>
          </draw:text-box>
        </draw:frame>
        <draw:frame draw:style-name="gr5" draw:text-style-name="P3" draw:layer="layout" svg:width="0.777cm" svg:height="0.806cm" svg:x="11.174cm" svg:y="4.627cm">
          <draw:text-box>
            <text:p text:style-name="P2"><text:span text:style-name="T1">8</text:span></text:p>
          </draw:text-box>
        </draw:frame>
        <draw:frame draw:style-name="gr5" draw:text-style-name="P3" draw:layer="layout" svg:width="0.777cm" svg:height="0.806cm" svg:x="11.719cm" svg:y="4.471cm">
          <draw:text-box>
            <text:p text:style-name="P2"><text:span text:style-name="T1">9</text:span></text:p>
          </draw:text-box>
        </draw:frame>
        <draw:frame draw:style-name="gr5" draw:text-style-name="P3" draw:layer="layout" svg:width="1.057cm" svg:height="0.806cm" svg:x="11.988cm" svg:y="4.129cm">
          <draw:text-box>
            <text:p text:style-name="P2"><text:span text:style-name="T1">10</text:span></text:p>
          </draw:text-box>
        </draw:frame>
        <draw:frame draw:style-name="gr5" draw:text-style-name="P3" draw:layer="layout" svg:width="1.014cm" svg:height="0.806cm" svg:x="12.261cm" svg:y="3.643cm">
          <draw:text-box>
            <text:p text:style-name="P2"><text:span text:style-name="T1">11</text:span></text:p>
          </draw:text-box>
        </draw:frame>
        <draw:frame draw:style-name="gr5" draw:text-style-name="P3" draw:layer="layout" svg:width="1.052cm" svg:height="0.806cm" svg:x="12.659cm" svg:y="2.687cm">
          <draw:text-box>
            <text:p text:style-name="P2"><text:span text:style-name="T1">13</text:span></text:p>
          </draw:text-box>
        </draw:frame>
        <draw:frame draw:style-name="gr5" draw:text-style-name="P3" draw:layer="layout" svg:width="1.052cm" svg:height="0.806cm" svg:x="12.447cm" svg:y="3.157cm">
          <draw:text-box>
            <text:p text:style-name="P2"><text:span text:style-name="T1">12</text:span></text:p>
          </draw:text-box>
        </draw:frame>
        <draw:frame draw:style-name="gr5" draw:text-style-name="P3" draw:layer="layout" svg:width="1.052cm" svg:height="0.806cm" svg:x="13.231cm" svg:y="2.631cm">
          <draw:text-box>
            <text:p text:style-name="P2"><text:span text:style-name="T1">14</text:span></text:p>
          </draw:text-box>
        </draw:frame>
        <draw:frame draw:style-name="gr5" draw:text-style-name="P3" draw:layer="layout" svg:width="6.678cm" svg:height="0.806cm" svg:x="0.901cm" svg:y="6.303cm">
          <draw:text-box>
            <text:p text:style-name="P4"><text:span text:style-name="T1">“</text:span><text:span text:style-name="T1">lower energy configuration”</text:span></text:p>
          </draw:text-box>
        </draw:frame>
        <draw:frame draw:style-name="gr5" draw:text-style-name="P3" draw:layer="layout" svg:width="6.873cm" svg:height="0.806cm" svg:x="8.001cm" svg:y="6.303cm">
          <draw:text-box>
            <text:p text:style-name="P4"><text:span text:style-name="T1">“</text:span><text:span text:style-name="T1">higher energy configuration”</text:span></text:p>
          </draw:text-box>
        </draw:frame>
        <draw:line draw:style-name="gr1" draw:text-style-name="P1" draw:layer="layout" svg:x1="1.445cm" svg:y1="9.506cm" svg:x2="2.128cm" svg:y2="9.509cm">
          <text:p text:style-name="P4"/>
        </draw:line>
        <draw:frame draw:style-name="gr5" draw:text-style-name="P3" draw:layer="layout" svg:width="3.58cm" svg:height="0.806cm" svg:x="2.456cm" svg:y="9.05cm">
          <draw:text-box>
            <text:p text:style-name="P4"><text:span text:style-name="T1">Water sufr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5-01T07:37:09</meta:creation-date>
    <dc:creator>Jussi Eloranta</dc:creator>
    <dc:date>2008-05-01T08:24:14</dc:date>
    <meta:editing-cycles>23</meta:editing-cycles>
    <meta:editing-duration>PT47M8S</meta:editing-duration>
    <meta:user-defined meta:name="Info 1"/>
    <meta:user-defined meta:name="Info 2"/>
    <meta:user-defined meta:name="Info 3"/>
    <meta:user-defined meta:name="Info 4"/>
    <meta:document-statistic meta:object-count="141"/>
  </office:meta>
</office:document-meta>
</file>